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91970" draw:fill-color="#191970" draw:textarea-horizontal-align="justify" draw:textarea-vertical-align="middle" draw:auto-grow-height="false" fo:min-height="0.75cm" fo:min-width="5.1cm"/>
      <style:paragraph-properties style:writing-mode="lr-tb"/>
    </style:style>
    <style:style style:name="gr2" style:family="graphic" style:parent-style-name="standard">
      <style:graphic-properties svg:stroke-color="#191970" draw:fill-color="#729fcf" draw:textarea-horizontal-align="justify" draw:textarea-vertical-align="middle" draw:auto-grow-height="false" fo:min-height="0.75cm" fo:min-width="5.1cm"/>
      <style:paragraph-properties style:writing-mode="lr-tb"/>
    </style:style>
    <style:style style:name="gr3" style:family="graphic" style:parent-style-name="standard">
      <style:graphic-properties svg:stroke-color="#006400" draw:fill-color="#006400" draw:textarea-horizontal-align="justify" draw:textarea-vertical-align="middle" draw:auto-grow-height="false" fo:min-height="0.75cm" fo:min-width="5.1cm"/>
      <style:paragraph-properties style:writing-mode="lr-tb"/>
    </style:style>
    <style:style style:name="gr4" style:family="graphic" style:parent-style-name="standard">
      <style:graphic-properties svg:stroke-color="#006400" draw:fill-color="#98fb98" draw:textarea-horizontal-align="justify" draw:textarea-vertical-align="middle" draw:auto-grow-height="false" fo:min-height="0.75cm" fo:min-width="5.1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svg:stroke-color="#800000" draw:fill-color="#800000" draw:textarea-horizontal-align="justify" draw:textarea-vertical-align="middle" draw:auto-grow-height="false" fo:min-height="0.75cm" fo:min-width="5.1cm"/>
      <style:paragraph-properties style:writing-mode="lr-tb"/>
    </style:style>
    <style:style style:name="gr8" style:family="graphic" style:parent-style-name="standard">
      <style:graphic-properties svg:stroke-color="#800000" draw:fill-color="#ffc0cb" draw:textarea-horizontal-align="justify" draw:textarea-vertical-align="middle" draw:auto-grow-height="false" fo:min-height="0.75cm" fo:min-width="5.1cm"/>
      <style:paragraph-properties style:writing-mode="lr-tb"/>
    </style:style>
    <style:style style:name="gr9" style:family="graphic" style:parent-style-name="standard">
      <style:graphic-properties svg:stroke-color="#8b4513" draw:fill-color="#8b4513" draw:textarea-horizontal-align="justify" draw:textarea-vertical-align="middle" draw:auto-grow-height="false" fo:min-height="0.75cm" fo:min-width="5.1cm"/>
      <style:paragraph-properties style:writing-mode="lr-tb"/>
    </style:style>
    <style:style style:name="gr10" style:family="graphic" style:parent-style-name="standard">
      <style:graphic-properties svg:stroke-color="#8b4513" draw:fill-color="#f5deb3" draw:textarea-horizontal-align="justify" draw:textarea-vertical-align="middle" draw:auto-grow-height="false" fo:min-height="0.75cm" fo:min-width="5.1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191970"/>
      <style:paragraph-properties fo:text-align="center"/>
      <style:text-properties style:font-name="Fira Mono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-color="#729fcf"/>
      <style:paragraph-properties fo:text-align="center"/>
      <style:text-properties style:font-name="Fira Mono"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006400"/>
      <style:paragraph-properties fo:text-align="center"/>
      <style:text-properties style:font-name="Fira Mono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-color="#98fb98"/>
      <style:paragraph-properties fo:text-align="center"/>
      <style:text-properties style:font-name="Fira Mono" fo:font-size="18pt" fo:font-weight="normal" style:font-size-asian="18pt" style:font-weight-asian="normal" style:font-size-complex="18pt" style:font-weight-complex="normal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800000"/>
      <style:paragraph-properties fo:text-align="center"/>
      <style:text-properties style:font-name="Fira Mono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c0cb"/>
      <style:paragraph-properties fo:text-align="center"/>
      <style:text-properties style:font-name="Fira Mono"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fo:text-align="center"/>
      <style:text-properties fo:color="#fffff0" fo:font-weight="bold" style:font-weight-asian="bold" style:font-weight-complex="bold"/>
    </style:style>
    <style:style style:name="P12" style:family="paragraph">
      <loext:graphic-properties draw:fill-color="#8b4513"/>
      <style:paragraph-properties fo:text-align="center"/>
      <style:text-properties fo:color="#fffff0" style:font-name="Fira Mono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5deb3"/>
      <style:paragraph-properties fo:text-align="center"/>
      <style:text-properties style:font-name="Fira Mono"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-color="#ffffff"/>
    </style:style>
    <style:style style:name="T1" style:family="text">
      <style:text-properties style:font-name="Fira 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ira Mono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0" style:font-name="Fira Mono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6cm" svg:height="1cm" svg:x="11.6cm" svg:y="3.3cm">
          <text:p text:style-name="P1"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6cm" svg:height="1cm" svg:x="11.6cm" svg:y="4.3cm">
          <text:p text:style-name="P3"><text:span text:style-name="T2"><text:s/>⚿ </text:span><text:span text:style-name="T2">server_i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6cm" svg:height="1cm" svg:x="11.6cm" svg:y="5.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6cm" svg:height="1cm" svg:x="11.6cm" svg:y="7.3cm">
          <text:p text:style-name="P1"><text:span text:style-name="T1">channel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5" draw:id="id5" draw:layer="layout" svg:width="5.6cm" svg:height="1cm" svg:x="11.6cm" svg:y="8.3cm">
          <text:p text:style-name="P3"><text:span text:style-name="T2"><text:s/>⚿ </text:span><text:span text:style-name="T2">channel_i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cm" svg:height="1cm" svg:x="11.6cm" svg:y="9.3cm"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6cm" svg:height="1cm" svg:x="11.6cm" svg:y="10.3cm">
          <text:p text:style-name="P3"><text:span text:style-name="T2">server_id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299cm" svg:x1="17.2cm" svg:y1="10.8cm" svg:x2="17.2cm" svg:y2="4.8cm" draw:start-shape="id1" draw:start-glue-point="1" draw:end-shape="id2" draw:end-glue-point="1" svg:d="M17200 10800h1800v-6000h-1800" svg:viewBox="0 0 1801 6001">
          <text:p/>
        </draw:connector>
        <draw:frame draw:style-name="gr6" draw:text-style-name="P8" draw:layer="layout" svg:width="23cm" svg:height="1.673cm" svg:x="0cm" svg:y="0cm">
          <draw:text-box>
            <text:p>message_id, server_id text, channel_id, message, author_id, author,time</text:p>
          </draw:text-box>
        </draw:frame>
        <draw:custom-shape draw:style-name="gr7" draw:text-style-name="P9" draw:layer="layout" svg:width="5.6cm" svg:height="1cm" svg:x="2.9cm" svg:y="3.9cm">
          <text:p text:style-name="P1"><text:span text:style-name="T1">message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4.9cm">
          <text:p text:style-name="P3"><text:span text:style-name="T2"><text:s/>⚿ </text:span><text:span text:style-name="T2">message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5.9cm">
          <text:p text:style-name="P3"><text:span text:style-name="T2">server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6.9cm">
          <text:p text:style-name="P3"><text:span text:style-name="T2">channel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4.9cm">
          <text:p text:style-name="P3"><text:span text:style-name="T2"><text:s/>⚿ </text:span><text:span text:style-name="T2">message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3" draw:id="id3" draw:layer="layout" svg:width="5.6cm" svg:height="1cm" svg:x="2.9cm" svg:y="5.9cm">
          <text:p text:style-name="P3"><text:span text:style-name="T2">server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5.6cm" svg:height="1cm" svg:x="2.9cm" svg:y="6.9cm">
          <text:p text:style-name="P3"><text:span text:style-name="T2">channel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7.9cm">
          <text:p text:style-name="P3"><text:span text:style-name="T2">message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8.9cm">
          <text:p text:style-name="P3"><text:span text:style-name="T2">author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6cm" svg:height="1cm" svg:x="2.9cm" svg:y="9.9cm">
          <text:p text:style-name="P3"><text:span text:style-name="T2">tim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8.5cm" svg:y1="6.4cm" svg:x2="11.6cm" svg:y2="4.8cm" draw:start-shape="id3" draw:start-glue-point="1" draw:end-shape="id2" draw:end-glue-point="3" svg:d="M8500 6400h1550v-1600h1550" svg:viewBox="0 0 3101 1601">
          <text:p/>
        </draw:connector>
        <draw:connector draw:style-name="gr5" draw:text-style-name="P7" draw:layer="layout" svg:x1="8.5cm" svg:y1="7.4cm" svg:x2="11.6cm" svg:y2="8.8cm" draw:start-shape="id4" draw:start-glue-point="1" draw:end-shape="id5" draw:end-glue-point="3" svg:d="M8500 7400h1550v1400h1550" svg:viewBox="0 0 3101 1401">
          <text:p/>
        </draw:connector>
        <draw:custom-shape draw:style-name="gr9" draw:text-style-name="P12" draw:layer="layout" svg:width="5.6cm" svg:height="1cm" svg:x="20.6cm" svg:y="3.3cm">
          <text:p text:style-name="P11"><text:span text:style-name="T3">tok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5.6cm" svg:height="1cm" svg:x="20.6cm" svg:y="4.3cm">
          <text:p text:style-name="P3"><text:span text:style-name="T2"><text:s/>⚿ </text:span><text:span text:style-name="T2">token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6" draw:id="id6" draw:layer="layout" svg:width="5.6cm" svg:height="1cm" svg:x="20.6cm" svg:y="5.3cm">
          <text:p text:style-name="P3"><text:span text:style-name="T2">server_id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cm" svg:x1="20.6cm" svg:y1="5.8cm" svg:x2="17.2cm" svg:y2="4.8cm" draw:start-shape="id6" draw:start-glue-point="3" draw:end-shape="id2" draw:end-glue-point="1" svg:d="M20600 5800h-1600v-1000h-1800" svg:viewBox="0 0 3401 1001">
          <text:p/>
        </draw:connector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" svg:font-family="'Fira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30T19:42:57.342596955</meta:creation-date>
    <dc:date>2020-04-30T19:57:09.298428655</dc:date>
    <meta:editing-duration>PT14M13S</meta:editing-duration>
    <meta:editing-cycles>3</meta:editing-cycles>
    <meta:generator>LibreOffice/6.4.3.2$Linux_X86_64 LibreOffice_project/40$Build-2</meta:generator>
    <meta:document-statistic meta:object-count="48"/>
  </office:meta>
</office:document-meta>
</file>